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cccccc"/>
    </style:style>
    <style:style style:name="P11" style:family="paragraph" style:parent-style-name="Standard">
      <style:text-properties fo:background-color="#ffcc00"/>
    </style:style>
    <style:style style:name="P12" style:family="paragraph" style:parent-style-name="Standard">
      <style:text-properties fo:background-color="#66ff99"/>
    </style:style>
    <style:style style:name="P13" style:family="paragraph" style:parent-style-name="Standard">
      <style:text-properties fo:background-color="#cc9900"/>
    </style:style>
    <style:style style:name="P14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  <style:style style:name="T2" style:family="text">
      <style:text-properties fo:background-color="transparent"/>
    </style:style>
    <style:style style:name="T3" style:family="text">
      <style:text-properties fo:background-color="#cc99ff"/>
    </style:style>
    <style:style style:name="T4" style:family="text">
      <style:text-properties fo:background-color="#ff9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code cleanup</text:p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Standard"><text:span text:style-name="T2">//////////////////////////////////////////////////////////</text:span></text:p>
      <text:p text:style-name="Standard"/>
      <text:p text:style-name="Standard">-</text:p>
      <text:p text:style-name="P9">more consistent language and display across all pages</text:p>
      <text:p text:style-name="P12">COLOR SCHEME</text:p>
      <text:p text:style-name="Standard">-</text:p>
      <text:p text:style-name="Standard"/>
      <text:p text:style-name="P11">Toggle Page</text:p>
      <text:p text:style-name="P11">finalize title and info section</text:p>
      <text:p text:style-name="P11">do images</text:p>
      <text:p text:style-name="Standard"/>
      <text:p text:style-name="P6">events die? </text:p>
      <text:p text:style-name="Standard"><text:span text:style-name="T1"><text:tab/>Run celery worker and scheduler to check</text:span></text:p>
      <text:p text:style-name="Standard"/>
      <text:p text:style-name="P13">Take offline button on individual ownerless rooms where preference button is</text:p>
      <text:p text:style-name="Standard">button has data attrb of room... id?</text:p>
      <text:p text:style-name="Standard">Clicking it </text:p>
      <text:p text:style-name="Standard"/>
      <text:p text:style-name="Standard"><text:span text:style-name="T3">ROOMS MASTER</text:span></text:p>
      <text:p text:style-name="Standard">delete doesn't have dates or room name In ROOMS MASTER. Anywhere Look to guests view</text:p>
      <text:p text:style-name="Standard"><text:span text:style-name="T4"/></text:p>
      <text:p text:style-name="Standard">try to break occ modals their inclusion pattern seems strange</text:p>
      <text:p text:style-name="Standard">relocate owner modals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NICE THINGS THAT PROB DONT MATTER</text:p>
      <text:p text:style-name="Standard">Calendar transfer on possession change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0">CREATE NEW BOOKING ON ROOMS MASTER or not</text:p>
      <text:p text:style-name="P10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6T17:28:14.44</dc:date>
    <dc:creator>Trevor Pierson</dc:creator>
    <meta:editing-duration>P22DT11H41M28S</meta:editing-duration>
    <meta:editing-cycles>401</meta:editing-cycles>
    <meta:generator>OpenOffice/4.1.13$Win32 OpenOffice.org_project/4113m1$Build-9810</meta:generator>
    <meta:document-statistic meta:table-count="0" meta:image-count="0" meta:object-count="0" meta:page-count="2" meta:paragraph-count="52" meta:word-count="331" meta:character-count="2093"/>
  </office:meta>
</office:document-meta>
</file>